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justify" fo:line-height="150%"/>
      <style:text-properties style:font-name="Times New Roman" fo:font-size="26.0pt"/>
    </style:style>
    <style:style style:name="P2" style:family="paragraph" style:parent-style-name="Standard">
      <style:paragraph-properties fo:text-align="justify" fo:line-height="150%"/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Refaktoryzacja Gilded Rose</text:p>
      <text:p text:style-name="P1"/>
      <text:p text:style-name="P2"><text:tab/>Pierwszym krokiem refaktoryzacji kodu była zamiana pętli for na foreach, dzięki temu <text:line-break/>w kodzie nie widnieje np. item.Name[i] tylko samo item.Name.</text:p>
      <text:p text:style-name="P2"><text:tab/>Następnie wyeliminowaliśmy niektóre duplikacje poprzez wyodrębnienie do metod:</text:p>
      <text:p text:style-name="P2"><text:tab/>Dzięki temu mogliśmy wprowadzić nazwy metod w odpowiednie miejsca w kodzie <text:line-break/>– niektóre z nich są dość długie, ale intuicyjne. Ich zalety mogą być bardziej widoczne w dalszej części refaktoryzacji. Kolejnym krokiem było wyodrębnienie sprawdzenia czy nazwa odpowiada „Sulfuras, Hand of Ragnaros” - dzięki umieszczeniu tego na samym początku pętli foreach <text:line-break/>w dalszej części mogliśmy usunąć : if (item.Name != „Sulfuras, Hand of Ragnaros”) </text:p>
      <text:p text:style-name="P2"/>
      <text:p text:style-name="P2"><text:tab/>Następnym krokiem refaktoryzacji było utworzenie metod: zwiększającej i zmniejszającej wartość Quality, co znacznie skróciło kod oraz ułatwiło uproszczenie rozbudowanych instrukcji warunkowych if/else. Poniżej widać jak wyglądają utworzone metody oraz fragment uproszczonego kodu.</text:p>
      <text:p text:style-name="P2"/>
      <text:p text:style-name="P2"/>
      <text:p text:style-name="P2">Następnie wyszczególnione zostały oddzielne metody dla każdego z rodzajów obiektu. Znacząco zwiększyło to czytelność kodu, oraz ułatwiło ewentualne dodawanie nowych funkcjonalności.</text:p>
      <text:p text:style-name="P2"/>
      <text:p text:style-name="P2">Wskazało to również na podobieństwa występujące pomiędzy poszczególnymi klasami. </text:p>
      <text:p text:style-name="P2"/>
      <text:p text:style-name="P2">Pierwszym z podobieństw to fakt, że każdy z obiektów się starzeje przy wywołaniu UpdateQuality, z wyjątkiem Sulfuras. Aby nie powtarzać niepotrzebnie wielokrotnie kodu odpowiadającego za zmniejszanie wartości SellIn została utworzona lista nazw obiektów, które się nie starzeją. <text:s/>Pozwoliło to na eliminację 3 powtarzających się linii kodu Item.SellIn = Item.SellIn - 1 z każdej z metody Update dla każdego z obiektów (z wyjątkiem Sulfuras) i zawarcie jej bezpośrednio w metodzie UpdateQuality. 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Wiola </meta:initial-creator>
  </office:meta>
</office:document-meta>
</file>